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1238be" officeooo:paragraph-rsid="001238be" style:font-size-asian="18pt" style:font-size-complex="18pt"/>
    </style:style>
    <style:style style:name="P2" style:family="paragraph" style:parent-style-name="Standard">
      <style:text-properties fo:font-size="18pt" officeooo:paragraph-rsid="001238be" style:font-size-asian="18pt" style:font-size-complex="18pt"/>
    </style:style>
    <style:style style:name="P3" style:family="paragraph" style:parent-style-name="Standard">
      <style:text-properties fo:font-size="18pt" officeooo:rsid="0012b28d" officeooo:paragraph-rsid="0012b28d" style:font-size-asian="18pt" style:font-size-complex="18pt"/>
    </style:style>
    <style:style style:name="P4" style:family="paragraph" style:parent-style-name="Standard">
      <style:text-properties fo:font-size="18pt" officeooo:rsid="0012b28d" officeooo:paragraph-rsid="001238be" style:font-size-asian="18pt" style:font-size-complex="18pt"/>
    </style:style>
    <style:style style:name="P5" style:family="paragraph" style:parent-style-name="Standard">
      <style:text-properties fo:font-size="18pt" officeooo:paragraph-rsid="0016dc3a" style:font-size-asian="18pt" style:font-size-complex="18pt"/>
    </style:style>
    <style:style style:name="P6" style:family="paragraph" style:parent-style-name="Standard">
      <style:text-properties fo:color="#000000" loext:opacity="100%" style:font-name="Calibri" fo:font-size="12pt" fo:background-color="#ffffff"/>
    </style:style>
    <style:style style:name="P7" style:family="paragraph" style:parent-style-name="Standard">
      <style:text-properties fo:color="#000000" loext:opacity="100%" style:font-name="Calibri" fo:font-size="12pt" officeooo:rsid="0012b28d" officeooo:paragraph-rsid="001238be" fo:background-color="#ffffff" style:font-size-asian="18pt" style:font-size-complex="18pt"/>
    </style:style>
    <style:style style:name="T1" style:family="text">
      <style:text-properties officeooo:rsid="001238be"/>
    </style:style>
    <style:style style:name="T2" style:family="text">
      <style:text-properties officeooo:rsid="0012b28d"/>
    </style:style>
    <style:style style:name="T3" style:family="text">
      <style:text-properties style:text-position="super 58%"/>
    </style:style>
    <style:style style:name="T4" style:family="text">
      <style:text-properties officeooo:rsid="0014a8b7"/>
    </style:style>
    <style:style style:name="T5" style:family="text">
      <style:text-properties officeooo:rsid="00159611"/>
    </style:style>
    <style:style style:name="T6" style:family="text">
      <style:text-properties officeooo:rsid="0016dc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 _,</text:p>
      <text:p text:style-name="Standard"/>
      <text:p text:style-name="P6">Next Fall I’m hoping to start grad school. My original plan was to go straight into a PhD Computer Engineering program, but with the state of everything right now schools aren’t allowing tours/visits. I’m also intrigued by some international schools which often require a masters first. Applying to both types of programs will keep my options open and allow myself a smaller commitment until covid19 is under control. That way I can make that decision later, but my end goal is still a PhD. </text:p>
      <text:p text:style-name="Standard"/>
      <text:p text:style-name="P6">Would you be willing to write me letters of recommendation? I have an organized list of schools, relevant information, and documents that I can forward to you if you are able to write me letters. I will also be waiving my right to see any letters of recommendation.</text:p>
      <text:p text:style-name="Standard"/>
      <text:p text:style-name="P6">Most of the schools on my list have a deadline of Dec 15th, but the University of Minnesota set the deadline at Dec 1st. I’m sorry I didn’t realize this and reach out sooner, but UMN specifically says that letters of recommendation are not required at the due date and can be submitted afterward. I imagine Dec 15th would be a good deadline for this, but the sooner the better.</text:p>
      <text:p text:style-name="Standard"/>
      <text:p text:style-name="P6">If for any reason you can’t do this, no problem. There are plenty of other professors I can ask. I’m very thankful to learn from you both inside and outside of class, and the knowledge and experience you’ve helped me gain will stick with me for the rest of my life.</text:p>
      <text:p text:style-name="Standard"/>
      <text:p text:style-name="P6">Thanks,</text:p>
      <text:p text:style-name="P6">Adam Stammer</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4T09:20:48.139000000</meta:creation-date>
    <meta:print-date>2020-11-24T09:59:05.772000000</meta:print-date>
    <dc:date>2020-11-24T10:09:06.624000000</dc:date>
    <meta:editing-duration>PT6M58S</meta:editing-duration>
    <meta:editing-cycles>1</meta:editing-cycles>
    <meta:document-statistic meta:table-count="0" meta:image-count="0" meta:object-count="0" meta:page-count="1" meta:paragraph-count="7" meta:word-count="258" meta:character-count="1423" meta:non-whitespace-character-count="1171"/>
    <meta:generator>LibreOffice/7.0.1.2$Windows_X86_64 LibreOffice_project/7cbcfc562f6eb6708b5ff7d7397325de9e764452</meta:generator>
  </office:meta>
</office:document-meta>
</file>